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5b9ca" officeooo:paragraph-rsid="0015b9ca"/>
    </style:style>
    <style:style style:name="P2" style:family="paragraph" style:parent-style-name="Standard">
      <style:text-properties officeooo:rsid="0016f329" officeooo:paragraph-rsid="0016f329"/>
    </style:style>
    <style:style style:name="P3" style:family="paragraph" style:parent-style-name="Standard">
      <style:text-properties officeooo:rsid="00188a12" officeooo:paragraph-rsid="00188a12"/>
    </style:style>
    <style:style style:name="P4" style:family="paragraph" style:parent-style-name="Standard">
      <style:text-properties officeooo:rsid="001adaa5" officeooo:paragraph-rsid="001adaa5"/>
    </style:style>
    <style:style style:name="T1" style:family="text">
      <style:text-properties officeooo:rsid="00188a12"/>
    </style:style>
    <style:style style:name="T2" style:family="text">
      <style:text-properties officeooo:rsid="00194d1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ev: </text:p>
      <text:p text:style-name="P1">Opening:</text:p>
      <text:p text:style-name="P1">copy paste KIP, UAC, FR, NFR – no discussion needed this is a reminder of that you are working to</text:p>
      <text:p text:style-name="P1">discussion around how you are going to split development minimum 3 versions</text:p>
      <text:p text:style-name="P1">what is going be in each version and why.</text:p>
      <text:p text:style-name="P1">V1 – database, user registration </text:p>
      <text:p text:style-name="P1">V2 – main functionality (amend bookings)</text:p>
      <text:p text:style-name="P1">V3 – all the extras and the nice to haves</text:p>
      <text:p text:style-name="P1"/>
      <text:p text:style-name="P1">link everything that you are doing and how you are meeting the KPI, UAC ect in each version</text:p>
      <text:p text:style-name="P1"/>
      <text:p text:style-name="P1">version 1 dev:</text:p>
      <text:p text:style-name="P1">what you plan to make and why</text:p>
      <text:p text:style-name="P1">show what you mean print screens and explain what you are showing them</text:p>
      <text:p text:style-name="P2">what did you change how is it different to the design</text:p>
      <text:p text:style-name="P2">dev diary</text:p>
      <text:p text:style-name="P2">at the end say – what went well, what went bad, what the impact is on the next version (good and bad)</text:p>
      <text:p text:style-name="P2">Priorities for the next version</text:p>
      <text:p text:style-name="P2"/>
      <text:p text:style-name="P2">V2/V3:</text:p>
      <text:p text:style-name="P2">what did I plan do build. What am I actually going to build and why. <text:span text:style-name="T1">Refer back to the older versions.</text:span></text:p>
      <text:p text:style-name="P2">Dev diary</text:p>
      <text:p text:style-name="P2">links to UAC ect</text:p>
      <text:p text:style-name="P2">what went good/bad</text:p>
      <text:p text:style-name="P2">evaluation</text:p>
      <text:p text:style-name="P2">what is for the next version</text:p>
      <text:p text:style-name="P2"/>
      <text:p text:style-name="P2">Final version</text:p>
      <text:p text:style-name="P3">same as v2</text:p>
      <text:p text:style-name="P3">what would you do if you were to make another version and why and the impacts</text:p>
      <text:p text:style-name="P3"/>
      <text:p text:style-name="P3">Testing and evidence:</text:p>
      <text:p text:style-name="P3">Testing Table:</text:p>
      <text:p text:style-name="P3">Libre-office writer</text:p>
      <text:p text:style-name="P3">Number the tests</text:p>
      <text:p text:style-name="P3"/>
      <text:p text:style-name="P3">Testing evidence:</text:p>
      <text:p text:style-name="P3">Libre impress</text:p>
      <text:p text:style-name="P3">each slide should contain the test number, <text:span text:style-name="T2">a description of the test </text:span>and all the print screens (make sure they are readable)</text:p>
      <text:p text:style-name="P3"/>
      <text:p text:style-name="P4">End of dev sumbt 3 folders/ how many versions of code you did with each version database and PDF of testing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2-13T12:31:16.769917900</meta:creation-date>
    <dc:date>2026-02-13T13:10:59.383689400</dc:date>
    <meta:editing-duration>PT5M21S</meta:editing-duration>
    <meta:editing-cycles>2</meta:editing-cycles>
    <meta:generator>LibreOffice/25.8.3.2$Windows_X86_64 LibreOffice_project/8ca8d55c161d602844f5428fa4b58097424e324e</meta:generator>
    <meta:document-statistic meta:table-count="0" meta:image-count="0" meta:object-count="0" meta:page-count="1" meta:paragraph-count="34" meta:word-count="256" meta:character-count="1358" meta:non-whitespace-character-count="1129"/>
  </office:meta>
</office:document-meta>
</file>